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3ae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a xlink:type="simple" xlink:href="../Vídeo.html" text:style-name="Internet_20_link" text:visited-style-name="Visited_20_Internet_20_Link"><text:span text:style-name="T1">Tarefa vídeo</text:span></text:a><text:span text:style-name="T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1T12:18:49.581000000</meta:creation-date>
    <dc:date>2022-10-21T12:20:10.591000000</dc:date>
    <meta:editing-duration>PT1M21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1"/>
    <meta:generator>LibreOffice/7.2.7.2$Windows_X86_64 LibreOffice_project/8d71d29d553c0f7dcbfa38fbfda25ee34cce99a2</meta:generator>
  </office:meta>
</office:document-meta>
</file>